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83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row table:style-name="ro1">
          <table:table-cell table:style-name="ce1" office:value-type="string" calcext:value-type="string">
            <text:p>Fettes Bro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tel</text:p>
          </table:table-cell>
          <table:table-cell table:style-name="ce9" office:value-type="string" calcext:value-type="string">
            <text:p>Wort</text:p>
          </table:table-cell>
          <table:table-cell table:style-name="ce2" office:value-type="string" calcext:value-type="string">
            <text:p>Anzahl</text:p>
          </table:table-cell>
        </table:table-row>
        <table:table-row table:style-name="ro1">
          <table:table-cell office:value-type="string" calcext:value-type="string">
            <text:p>08-Bettina_Zieh_Dir_Bitte_Etwas_An</text:p>
          </table:table-cell>
          <table:table-cell office:value-type="string" calcext:value-type="string">
            <text:p>Quiz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story in the ma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pu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sturba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’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u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iki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-Bundeskanzler</text:p>
          </table:table-cell>
          <table:table-cell office:value-type="string" calcext:value-type="string">
            <text:p>Me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crab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luessä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.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-Tu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crabbl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ctionfil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Youngsta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-Das_Lied_vom_Ende</text:p>
          </table:table-cell>
          <table:table-cell office:value-type="string" calcext:value-type="string">
            <text:p>Pyj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dnap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e (pe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dergr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ta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-Das_traurigste_Maedchen_der_Stadt</text:p>
          </table:table-cell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k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-Definition_Von_Fett</text:p>
          </table:table-cell>
          <table:table-cell office:value-type="string" calcext:value-type="string">
            <text:p>Par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ip-Hop-Heldenhimm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-Denxu</text:p>
          </table:table-cell>
          <table:table-cell office:value-type="string" calcext:value-type="string">
            <text:p>So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lash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-Die_da_hat_mir_gut_gefallen</text:p>
          </table:table-cell>
          <table:table-cell office:value-type="string" calcext:value-type="string">
            <text:p>F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m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-Dionysos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-Dro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Du_bist_the_Shit</text:p>
          </table:table-cell>
          <table:table-cell office:value-type="string" calcext:value-type="string">
            <text:p>th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h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ex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office:value-type="string" calcext:value-type="string">
            <text:p>Shotg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5-Ein_schoenes_Zwischenstueck_wirk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-Emmely</text:p>
          </table:table-cell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mp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mmily (Family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1-Fast_30</text:p>
          </table:table-cell>
          <table:table-cell office:value-type="string" calcext:value-type="string">
            <text:p>Rowd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phop-grei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-Mumpi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roc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egr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eeniespa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y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idlifecri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y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ap-Ope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per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c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-Frikadelle_am_Ohr_Weekend_Blues</text:p>
          </table:table-cell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x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-Fuer_Immer_Immer</text:p>
          </table:table-cell>
          <table:table-cell office:value-type="string" calcext:value-type="string">
            <text:p>Hafenc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-Fussballgott</text:p>
          </table:table-cell>
          <table:table-cell office:value-type="string" calcext:value-type="string">
            <text:p>World famo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r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4-Hamburg_Calling</text:p>
          </table:table-cell>
          <table:table-cell office:value-type="string" calcext:value-type="string">
            <text:p>Call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Hip 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-Hoerst_du_mich</text:p>
          </table:table-cell>
          <table:table-cell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-Ich_lass_dich_nicht_los</text:p>
          </table:table-cell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ughing out lo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at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-Intro_Nachwuchsschmusiker</text:p>
          </table:table-cell>
          <table:table-cell office:value-type="string" calcext:value-type="string">
            <text:p>Rap-Musi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1-Klapse</text:p>
          </table:table-cell>
          <table:table-cell office:value-type="string" calcext:value-type="string">
            <text:p>Psycho-Par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4-Kleines_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-Kontrolle</text:p>
          </table:table-cell>
          <table:table-cell office:value-type="string" calcext:value-type="string">
            <text:p>H-T-T-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oppelsl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-W-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lm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azi-Motherfuck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8-Krankenhausreif</text:p>
          </table:table-cell>
          <table:table-cell office:value-type="string" calcext:value-type="string">
            <text:p>Fu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me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p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9-Kuba</text:p>
          </table:table-cell>
          <table:table-cell office:value-type="string" calcext:value-type="string">
            <text:p>Lad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p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artys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lassencl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KussKussKuss</text:p>
          </table:table-cell>
          <table:table-cell office:value-type="string" calcext:value-type="string">
            <text:p>Rap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office:value-type="string" calcext:value-type="string">
            <text:p>Snowboar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kateboardfah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ckfestiv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per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3-Lichterloh</text:p>
          </table:table-cell>
          <table:table-cell office:value-type="string" calcext:value-type="string">
            <text:p>Fo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p-Pla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p-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c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ityc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t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o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hy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e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gg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dienh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6-Mal_sehen</text:p>
          </table:table-cell>
          <table:table-cell office:value-type="string" calcext:value-type="string">
            <text:p>To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hat’s 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nni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ck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ettc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7-Man_kann_einen_ehrlichen_Mann_nicht_auf_seine_Knie_zwingen</text:p>
          </table:table-cell>
          <table:table-cell office:value-type="string" calcext:value-type="string">
            <text:p>M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9-Meh_Bier</text:p>
          </table:table-cell>
          <table:table-cell office:value-type="string" calcext:value-type="string">
            <text:p>Super-G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rtyt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-Meine_Stimme</text:p>
          </table:table-cell>
          <table:table-cell office:value-type="string" calcext:value-type="string">
            <text:p>job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upersw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T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ps L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unch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gka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ord But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u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9-Nordisch_by_Nature_Tei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-Opa_Opa</text:p>
          </table:table-cell>
          <table:table-cell office:value-type="string" calcext:value-type="string">
            <text:p>Ten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1-Optimal_Geschmacksneutral</text:p>
          </table:table-cell>
          <table:table-cell office:value-type="string" calcext:value-type="string">
            <text:p>Aftersha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ha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ch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tpar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s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bzuhot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3-Prolog</text:p>
          </table:table-cell>
          <table:table-cell office:value-type="string" calcext:value-type="string">
            <text:p>Spider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5-Rede_zur_Lage_der_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-Schocktherapie</text:p>
          </table:table-cell>
          <table:table-cell office:value-type="string" calcext:value-type="string">
            <text:p>Atten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tten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l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c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lev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herapie-Talksh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x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e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3-Schule_der_Gewalt</text:p>
          </table:table-cell>
          <table:table-cell office:value-type="string" calcext:value-type="string">
            <text:p>Ho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5-Schwule_Maedchen</text:p>
          </table:table-cell>
          <table:table-cell office:value-type="string" calcext:value-type="string">
            <text:p>Großstadtpunk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16-Sekt_oder_Selters</text:p>
          </table:table-cell>
          <table:table-cell office:value-type="string" calcext:value-type="string">
            <text:p>Tanzflur-Blödel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roc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ck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eltsta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et 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y’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isb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his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ussballma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e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lav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efchil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l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scokug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u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4-Tanzverbot</text:p>
          </table:table-cell>
          <table:table-cell office:value-type="string" calcext:value-type="string">
            <text:p>Partys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yeby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bod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bod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u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egzubattel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rd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6-Was_hat_der_Junge_doch_fuer_Nerven</text:p>
          </table:table-cell>
          <table:table-cell office:value-type="string" calcext:value-type="string">
            <text:p>Breakd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0-Wetterfrau</text:p>
          </table:table-cell>
          <table:table-cell office:value-type="string" calcext:value-type="string">
            <text:p>He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om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h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hanc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Zwinkersmi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i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4-Wir_koennen_auch_anders</text:p>
          </table:table-cell>
          <table:table-cell office:value-type="string" calcext:value-type="string">
            <text:p>Sty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ei-Mann-Hiphopkape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ip 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8-10_gute_gruende</text:p>
          </table:table-cell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bgefuc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rd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6-bleib_ruhig_1~</text:p>
          </table:table-cell>
          <table:table-cell office:value-type="string" calcext:value-type="string">
            <text:p>knock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ne-on-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delcas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9-bljad</text:p>
          </table:table-cell>
          <table:table-cell office:value-type="string" calcext:value-type="string">
            <text:p>Pap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bakjo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ffes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on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l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tflixac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g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nnabisc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22-bockwurst</text:p>
          </table:table-cell>
          <table:table-cell office:value-type="string" calcext:value-type="string">
            <text:p>Bodygua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ck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eestyle-Rhy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IP-Berei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t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u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ke-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yp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ac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rtph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rd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therfuck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ur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40-charlie</text:p>
          </table:table-cell>
          <table:table-cell office:value-type="string" calcext:value-type="string">
            <text:p>Rhy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pmusi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tler-F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ng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n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ttl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ll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41-check_1~</text:p>
          </table:table-cell>
          <table:table-cell office:value-type="string" calcext:value-type="string">
            <text:p>Weedpus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ast P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z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Ok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-Bi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mnesi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stra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ut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Bubble Has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Hammer-W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lv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Race-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ck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s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43-chi</text:p>
          </table:table-cell>
          <table:table-cell office:value-type="string" calcext:value-type="string">
            <text:p>Whiskey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’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69-da_bin_da_bleib</text:p>
          </table:table-cell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y 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t’s 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t’s go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ru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unk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hym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ndergang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it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pi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unk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l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ck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h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pitt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n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lea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uice Awa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12-die_fantastischen_vier_-_captain_fantastic</text:p>
          </table:table-cell>
          <table:table-cell office:value-type="string" calcext:value-type="string">
            <text:p>stra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rttelef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gae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permanier’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kredib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op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c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se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14-die_fantastischen_vier_-_fantanamera</text:p>
          </table:table-cell>
          <table:table-cell office:value-type="string" calcext:value-type="string">
            <text:p>fantast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ne for 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l for 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ntasti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or f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lash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utsch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apta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ap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lass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lav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esign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erform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gh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erform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tness-Frea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dd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26-dre</text:p>
          </table:table-cell>
          <table:table-cell office:value-type="string" calcext:value-type="string">
            <text:p>Favor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y or d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deocl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strip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az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ll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niff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xx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ets 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tywei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f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g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tnesstud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72-es_ist_noch_suppe_da_akustik</text:p>
          </table:table-cell>
          <table:table-cell office:value-type="string" calcext:value-type="string">
            <text:p>Mon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me O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74-es_ist_wie_es_ist</text:p>
          </table:table-cell>
          <table:table-cell office:value-type="string" calcext:value-type="string">
            <text:p>check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ghl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erche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91-fick_ihn_doch</text:p>
          </table:table-cell>
          <table:table-cell office:value-type="string" calcext:value-type="string">
            <text:p>B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k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ggy P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nir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-M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O-Tropf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21-fuer_die_sekte</text:p>
          </table:table-cell>
          <table:table-cell office:value-type="string" calcext:value-type="string">
            <text:p>Rap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g Bo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ap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ng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ust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a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c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hetto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roin-Junk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cksta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rd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e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ntergepitch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41-gegen_den_herrn</text:p>
          </table:table-cell>
          <table:table-cell office:value-type="string" calcext:value-type="string">
            <text:p>rea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.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t in Pe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vor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99-hilfe_1~</text:p>
          </table:table-cell>
          <table:table-cell office:value-type="string" calcext:value-type="string">
            <text:p>S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11-horst_und_monik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44-identitaet</text:p>
          </table:table-cell>
          <table:table-cell office:value-type="string" calcext:value-type="string">
            <text:p>Tr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e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p 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67-intro_das_leben_ist_saad</text:p>
          </table:table-cell>
          <table:table-cell office:value-type="string" calcext:value-type="string">
            <text:p>Break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eavy Me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ttl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79-i_need_your_love</text:p>
          </table:table-cell>
          <table:table-cell office:value-type="string" calcext:value-type="string">
            <text:p>W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in’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oin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i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h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you’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no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b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st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unkiefot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it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x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yo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h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on’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e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yo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on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yth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o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ot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oooo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’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nd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85-meine_krone</text:p>
          </table:table-cell>
          <table:table-cell office:value-type="string" calcext:value-type="string">
            <text:p>over the 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k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p Hop-Med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hr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ttle-Them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86-meine_strasse</text:p>
          </table:table-cell>
          <table:table-cell office:value-type="string" calcext:value-type="string">
            <text:p>Stree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ng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gh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o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p 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0642-negotiabel</text:p>
          </table:table-cell>
          <table:table-cell office:value-type="string" calcext:value-type="string">
            <text:p>Ha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Han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K.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Codespra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Cyp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B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Deutsch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xclu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pschu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0681-original_1~</text:p>
          </table:table-cell>
          <table:table-cell office:value-type="string" calcext:value-type="string">
            <text:p>non-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Ga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office:value-type="string" calcext:value-type="string">
            <text:p>Bab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derco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J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Coca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office:value-type="string" calcext:value-type="string">
            <text:p>H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c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on’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’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0697-parkplatz_burger</text:p>
          </table:table-cell>
          <table:table-cell office:value-type="string" calcext:value-type="string">
            <text:p>Bur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ll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ston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office:value-type="string" calcext:value-type="string">
            <text:p>Turke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Stor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zugeknoc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ro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Abgefuck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string" calcext:value-type="string">
            <text:p>deal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ill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swing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11-primo</text:p>
          </table:table-cell>
          <table:table-cell office:value-type="string" calcext:value-type="string">
            <text:p>Gang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o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ppercl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p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uck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0712_prince_kay_one</text:p>
          </table:table-cell>
          <table:table-cell table:style-name="ce10" office:value-type="string" calcext:value-type="string">
            <text:p>Busines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itch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ich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iches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itch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Jogginganzu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V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Nikki-Beach-F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Yacht-Master-Polo-Spor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Models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ody Languag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obb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hoppe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p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arti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ash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resh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res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o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mpres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723-raf_rentner</text:p>
          </table:table-cell>
          <table:table-cell table:style-name="ce10" office:value-type="string" calcext:value-type="string">
            <text:p>ol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choo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angster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reak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736-rauher_wind</text:p>
          </table:table-cell>
          <table:table-cell table:style-name="ce10" office:value-type="string" calcext:value-type="string">
            <text:p>Bank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omput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obb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Job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Yach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779-scheiss_egal_video_version</text:p>
          </table:table-cell>
          <table:table-cell table:style-name="ce10" office:value-type="string" calcext:value-type="string">
            <text:p>Fresh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nterne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over the top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ater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hould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Quicki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ab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02-selfmader</text:p>
          </table:table-cell>
          <table:table-cell office:value-type="string" calcext:value-type="string">
            <text:p>Dressc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ea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-Str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ee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820-sony_pictures</text:p>
          </table:table-cell>
          <table:table-cell table:style-name="ce10" office:value-type="string" calcext:value-type="string">
            <text:p>G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yourself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u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and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anc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on the 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ruis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low-Mo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re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ink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Jealou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On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til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Env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What’s next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ott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et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’m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no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onn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ta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uckin’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ow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imm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omethin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els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Wha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an’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you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o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an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anythin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avag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whatev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wan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oin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o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Whatev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av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ush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mos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had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aby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nakey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elfmade-Millionä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King of Pop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i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i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s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why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resh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Mov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eas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laybo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mok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Wee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829-s_a_a_d</text:p>
          </table:table-cell>
          <table:table-cell table:style-name="ce10" office:value-type="string" calcext:value-type="string">
            <text:p>Grottenpart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ibanon-Pow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ower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p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Araber-Slan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an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Abipart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ush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Kin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of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angst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romiclub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abe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ush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Undercover-Millionä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os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ruis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oom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attle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eknock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rob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op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omie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yric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itch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835-statistenaufstand</text:p>
          </table:table-cell>
          <table:table-cell table:style-name="ce10" office:value-type="string" calcext:value-type="string">
            <text:p>Joint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839-stich</text:p>
          </table:table-cell>
          <table:table-cell table:style-name="ce10" office:value-type="string" calcext:value-type="string">
            <text:p>Hom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angzeiche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rive-By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Kingpi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u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Mack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uns 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itch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hill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eep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ommunit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une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ange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angst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hille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842-strasse</text:p>
          </table:table-cell>
          <table:table-cell table:style-name="ce10" office:value-type="string" calcext:value-type="string">
            <text:p>Play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itch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ig-Boss-Player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an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ussi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Kin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-Battl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Next Leve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imp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Mum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Mac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Ki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hir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i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andl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e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rink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Oka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itnessfanatik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848-streetrotation</text:p>
          </table:table-cell>
          <table:table-cell table:style-name="ce10" office:value-type="string" calcext:value-type="string">
            <text:p>Exclusiv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reak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l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p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ardcor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recks-CD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lown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ame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ame-Schlampe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reaksh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nternetvideo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imberland-Deepthroa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urf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851-sundown</text:p>
          </table:table-cell>
          <table:table-cell table:style-name="ce10" office:value-type="string" calcext:value-type="string">
            <text:p>Shi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am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e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en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of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a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whe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u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ow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’m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al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alon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i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momen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An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m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ear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eatin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oud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o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o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am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854-swipe_up</text:p>
          </table:table-cell>
          <table:table-cell table:style-name="ce10" office:value-type="string" calcext:value-type="string">
            <text:p>Star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wipe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wipe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up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aby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angst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Artis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razilian-Butt-Lif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Mone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ov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itch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roupi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esigner-Möbe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ab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924-wasser</text:p>
          </table:table-cell>
          <table:table-cell table:style-name="ce10" office:value-type="string" calcext:value-type="string">
            <text:p>Do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you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ink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eopl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eall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ar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o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eachoth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on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jus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i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er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hinkin'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pe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946-wenn_die_guten_frueh_sterben</text:p>
          </table:table-cell>
          <table:table-cell table:style-name="ce10" office:value-type="string" calcext:value-type="string">
            <text:p>Rapper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yeah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rack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ingl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Jingl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oo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op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ero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niffs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o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ick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i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itch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p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p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ine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ixpack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Kin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ea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ox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T-Shir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Label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apps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Ic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968-wir_drehen_uns_im_kreis</text:p>
          </table:table-cell>
          <table:table-cell table:style-name="ce10" office:value-type="string" calcext:value-type="string">
            <text:p>Join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Smok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racks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986-xxxmas</text:p>
          </table:table-cell>
          <table:table-cell table:style-name="ce10" office:value-type="string" calcext:value-type="string">
            <text:p>six feet und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Party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ea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an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ate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chille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dropp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ar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angst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Fam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Autotune-Chör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Burge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0990-zahlen_zaehlen_nicht</text:p>
          </table:table-cell>
          <table:table-cell table:style-name="ce10" office:value-type="string" calcext:value-type="string">
            <text:p>Tattoo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Googel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Remix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Highfiv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 table:number-rows-repeated="252">
          <table:table-cell table:style-name="Default"/>
          <table:table-cell table:number-columns-repeated="2"/>
        </table:table-row>
        <table:table-row table:style-name="ro1" table:number-rows-repeated="10473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B3:Tabelle1.C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.00.0000</text:date>, <text:time style:data-style-name="N2" text:time-value="18:21:29.2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9T19:05:46.946000000</dc:date>
    <meta:editing-duration>PT1H21M11S</meta:editing-duration>
    <meta:editing-cycles>42</meta:editing-cycles>
    <meta:generator>LibreOffice/7.1.5.2$Windows_X86_64 LibreOffice_project/85f04e9f809797b8199d13c421bd8a2b025d52b5</meta:generator>
    <meta:document-statistic meta:table-count="1" meta:cell-count="1943" meta:object-count="0"/>
  </office:meta>
</office:document-meta>
</file>